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b793" officeooo:paragraph-rsid="001eb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van aanpak – week 4</text:p>
      <text:p text:style-name="P1"/>
      <text:p text:style-name="P1">De user stories in Trello zetten om een goed overzicht te krijgen wat deze week moet gebeuren en in welk volgorde ze moeten gebeuren.</text:p>
      <text:p text:style-name="P1">Zoeken naar een eenvoudige html editor in js die toegankelijk is zodat ik daarmee snel de textexpander functionaliteit kan toevoegen.</text:p>
      <text:p text:style-name="P1">Database tabel toevoegen voor de commentaren. En anonieme commentaren door lezers mogelijk te maken.</text:p>
      <text:p text:style-name="P1">Commentaren kunnen laten blokkeren door de blogger.</text:p>
      <text:p text:style-name="P1">De artikellijst aan de frontend via AJAX tonen zodat de hele pagina niet opnieuw geladen hoeft te worden.</text:p>
      <text:p text:style-name="P1">Als er nog tijd is: tekst kunnen formateren en afbeeldingen kunnen toevoeg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05:22.461631629</meta:creation-date>
    <dc:date>2018-02-07T13:11:52.330584101</dc:date>
    <meta:editing-duration>PT6M31S</meta:editing-duration>
    <meta:editing-cycles>1</meta:editing-cycles>
    <meta:document-statistic meta:table-count="0" meta:image-count="0" meta:object-count="0" meta:page-count="1" meta:paragraph-count="7" meta:word-count="100" meta:character-count="623" meta:non-whitespace-character-count="529"/>
    <meta:generator>LibreOffice/5.4.4.2$Linux_X86_64 LibreOffice_project/40$Build-2</meta:generator>
  </office:meta>
</office:document-meta>
</file>